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675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1.151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7" style:family="graphic" style:parent-style-name="objectwithoutfill">
      <style:graphic-properties draw:marker-end="Arrow" draw:marker-end-width="0.3cm" draw:fill="none" draw:fill-color="#ffff00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.167cm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1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pt" style:font-size-complex="1pt"/>
    </style:style>
    <style:style style:name="P3" style:family="paragraph">
      <loext:graphic-properties draw:fill="none" draw:fill-color="#ffff00"/>
      <style:paragraph-properties fo:text-align="center"/>
      <style:text-properties style:font-size-asian="1pt" style:font-size-complex="1pt"/>
    </style:style>
    <style:style style:name="P4" style:family="paragraph">
      <loext:graphic-properties draw:fill="none"/>
      <style:paragraph-properties fo:text-align="center"/>
      <style:text-properties style:font-size-asian="1pt" style:font-size-complex="1pt"/>
    </style:style>
    <style:style style:name="P5" style:family="paragraph">
      <style:paragraph-properties fo:text-align="center"/>
      <style:text-properties fo:font-size="10pt" style:font-size-asian="2pt" style:font-size-complex="2pt"/>
    </style:style>
    <style:style style:name="P6" style:family="paragraph">
      <style:paragraph-properties fo:text-align="center"/>
      <style:text-properties style:font-size-asian="1pt" style:font-size-complex="1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pt" style:font-size-complex="1pt"/>
    </style:style>
    <style:style style:name="T2" style:family="text">
      <style:text-properties fo:font-size="10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556cm" svg:height="0.762cm" svg:x="7.35cm" svg:y="5.064cm">
          <text:p text:style-name="P1"><text:span text:style-name="T1">ClangTi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54cm" svg:height="0.762cm" svg:x="7.731cm" svg:y="3.667cm">
          <text:p text:style-name="P1"><text:span text:style-name="T1">Config.x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556cm" svg:height="0.762cm" svg:x="11.16cm" svg:y="5.064cm">
          <text:p text:style-name="P1"><text:span text:style-name="T1">PvsStudi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54cm" svg:height="0.762cm" svg:x="11.541cm" svg:y="3.667cm">
          <text:p text:style-name="P1"><text:span text:style-name="T1">Config.x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56cm" svg:height="0.762cm" svg:x="3.413cm" svg:y="5.064cm">
          <text:p text:style-name="P1"><text:span text:style-name="T1">CppChe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175cm" svg:height="0.762cm" svg:x="3.54cm" svg:y="3.667cm">
          <text:p text:style-name="P1"><text:span text:style-name="T1">Config.xm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175cm" svg:height="0.762cm" svg:x="6.08cm" svg:y="1.127cm">
          <text:p text:style-name="P1"><text:span text:style-name="T1">IAnalyz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3.81cm" svg:height="1.143cm" svg:x="7.223cm" svg:y="8.874cm">
          <text:p text:style-name="P1"><text:span text:style-name="T1">Factory&lt;IAnalyzer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1.651cm" svg:height="0.889cm" svg:x="6.461cm" svg:y="10.906cm">
          <text:p text:style-name="P1"><text:span text:style-name="T1">Re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1.651cm" svg:height="0.889cm" svg:x="10.779cm" svg:y="10.906cm">
          <text:p text:style-name="P1"><text:span text:style-name="T1">Re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1.651cm" svg:height="0.889cm" svg:x="8.62cm" svg:y="10.906cm">
          <text:p text:style-name="P1"><text:span text:style-name="T1">Re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2.794cm" svg:height="0.889cm" svg:x="8.112cm" svg:y="12.684cm">
          <text:p text:style-name="P1"><text:span text:style-name="T1">Reports Model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6.08cm" svg:y1="1.508cm" svg:x2="5.191cm" svg:y2="5.064cm" draw:start-shape="id1" draw:end-shape="id2" draw:end-glue-point="0" svg:d="M6080 1508l-889 3556" svg:viewBox="0 0 890 3557">
          <text:p/>
        </draw:connector>
        <draw:connector draw:style-name="gr8" draw:text-style-name="P4" draw:layer="layout" draw:type="line" svg:x1="7.667cm" svg:y1="1.889cm" svg:x2="9.128cm" svg:y2="5.064cm" draw:start-shape="id1" draw:start-glue-point="2" draw:end-shape="id3" draw:end-glue-point="0" svg:d="M7667 1889l1461 3175" svg:viewBox="0 0 1462 3176">
          <text:p/>
        </draw:connector>
        <draw:connector draw:style-name="gr8" draw:text-style-name="P4" draw:layer="layout" draw:type="line" svg:x1="9.255cm" svg:y1="1.508cm" svg:x2="12.938cm" svg:y2="5.064cm" draw:start-shape="id1" draw:start-glue-point="1" draw:end-shape="id4" draw:end-glue-point="0" svg:d="M9255 1508l3683 3556" svg:viewBox="0 0 3684 3557">
          <text:p/>
        </draw:connector>
        <draw:connector draw:style-name="gr8" draw:text-style-name="P4" draw:layer="layout" draw:type="line" svg:x1="5.127cm" svg:y1="4.429cm" svg:x2="5.191cm" svg:y2="5.064cm" draw:start-shape="id5" draw:start-glue-point="2" draw:end-shape="id2" draw:end-glue-point="0" svg:d="M5127 4429l64 635" svg:viewBox="0 0 65 636">
          <text:p/>
        </draw:connector>
        <draw:connector draw:style-name="gr8" draw:text-style-name="P4" draw:layer="layout" draw:type="line" svg:x1="9.001cm" svg:y1="4.429cm" svg:x2="9.128cm" svg:y2="5.064cm" draw:start-shape="id6" draw:start-glue-point="2" draw:end-shape="id3" draw:end-glue-point="0" svg:d="M9001 4429l127 635" svg:viewBox="0 0 128 636">
          <text:p/>
        </draw:connector>
        <draw:connector draw:style-name="gr8" draw:text-style-name="P4" draw:layer="layout" draw:type="line" svg:x1="12.811cm" svg:y1="4.429cm" svg:x2="12.938cm" svg:y2="5.064cm" draw:start-shape="id7" draw:start-glue-point="2" draw:end-shape="id4" draw:end-glue-point="0" svg:d="M12811 4429l127 635" svg:viewBox="0 0 128 636">
          <text:p/>
        </draw:connector>
        <draw:connector draw:style-name="gr8" draw:text-style-name="P4" draw:layer="layout" draw:type="line" svg:x1="5.191cm" svg:y1="5.826cm" svg:x2="5.191cm" svg:y2="6.461cm" draw:start-shape="id2" draw:start-glue-point="2" draw:end-shape="id8" svg:d="M5191 5826v635" svg:viewBox="0 0 1 636">
          <text:p/>
        </draw:connector>
        <draw:connector draw:style-name="gr8" draw:text-style-name="P4" draw:layer="layout" draw:type="line" svg:x1="9.128cm" svg:y1="5.826cm" svg:x2="9.128cm" svg:y2="6.461cm" draw:start-shape="id3" draw:start-glue-point="2" draw:end-shape="id9" draw:end-glue-point="0" svg:d="M9128 5826v635" svg:viewBox="0 0 1 636">
          <text:p/>
        </draw:connector>
        <draw:connector draw:style-name="gr8" draw:text-style-name="P4" draw:layer="layout" draw:type="line" svg:x1="12.938cm" svg:y1="7.223cm" svg:x2="9.128cm" svg:y2="8.874cm" draw:start-shape="id10" draw:start-glue-point="2" draw:end-shape="id11" draw:end-glue-point="0" svg:d="M12938 7223l-3810 1651" svg:viewBox="0 0 3811 1652">
          <text:p/>
        </draw:connector>
        <draw:connector draw:style-name="gr8" draw:text-style-name="P4" draw:layer="layout" draw:type="line" svg:x1="9.382cm" svg:y1="10.017cm" svg:x2="9.445cm" svg:y2="10.906cm" draw:end-shape="id12" draw:end-glue-point="0" svg:d="M9382 10017l63 889" svg:viewBox="0 0 64 890">
          <text:p/>
        </draw:connector>
        <draw:connector draw:style-name="gr8" draw:text-style-name="P4" draw:layer="layout" draw:type="line" svg:x1="7.286cm" svg:y1="11.795cm" svg:x2="8.112cm" svg:y2="13.128cm" draw:start-shape="id13" draw:start-glue-point="2" draw:end-shape="id14" draw:end-glue-point="3" svg:d="M7286 11795l826 1333" svg:viewBox="0 0 827 1334">
          <text:p/>
        </draw:connector>
        <draw:connector draw:style-name="gr8" draw:text-style-name="P4" draw:layer="layout" draw:type="line" svg:x1="9.382cm" svg:y1="10.017cm" svg:x2="7.286cm" svg:y2="10.906cm" draw:end-shape="id13" draw:end-glue-point="0" svg:d="M9382 10017l-2096 889" svg:viewBox="0 0 2097 890">
          <text:p/>
        </draw:connector>
        <draw:connector draw:style-name="gr8" draw:text-style-name="P4" draw:layer="layout" draw:type="line" svg:x1="9.382cm" svg:y1="10.017cm" svg:x2="11.604cm" svg:y2="10.906cm" draw:end-shape="id15" draw:end-glue-point="0" svg:d="M9382 10017l2222 889" svg:viewBox="0 0 2223 890">
          <text:p/>
        </draw:connector>
        <draw:connector draw:style-name="gr8" draw:text-style-name="P4" draw:layer="layout" draw:type="line" svg:x1="9.445cm" svg:y1="11.795cm" svg:x2="9.509cm" svg:y2="12.684cm" draw:start-shape="id12" draw:start-glue-point="2" draw:end-shape="id14" draw:end-glue-point="0" svg:d="M9445 11795l64 889" svg:viewBox="0 0 65 890">
          <text:p/>
        </draw:connector>
        <draw:connector draw:style-name="gr8" draw:text-style-name="P4" draw:layer="layout" draw:type="line" svg:x1="11.604cm" svg:y1="11.795cm" svg:x2="10.906cm" svg:y2="13.128cm" draw:start-shape="id15" draw:start-glue-point="2" draw:end-shape="id14" draw:end-glue-point="1" svg:d="M11604 11795l-698 1333" svg:viewBox="0 0 699 1334">
          <text:p/>
        </draw:connector>
        <draw:custom-shape draw:style-name="gr9" draw:text-style-name="P2" xml:id="id16" draw:id="id16" draw:layer="layout" svg:width="2.667cm" svg:height="1.27cm" svg:x="8.239cm" svg:y="14.335cm">
          <text:p text:style-name="P1"><text:span text:style-name="T1">Reports View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9.509cm" svg:y1="13.573cm" svg:x2="9.572cm" svg:y2="14.335cm" draw:start-shape="id14" draw:start-glue-point="2" draw:end-shape="id16" draw:end-glue-point="0" svg:d="M9509 13573l63 762" svg:viewBox="0 0 64 763">
          <text:p/>
        </draw:connector>
        <draw:custom-shape draw:style-name="gr10" draw:text-style-name="P2" xml:id="id17" draw:id="id17" draw:layer="layout" svg:width="3.048cm" svg:height="0.762cm" svg:x="3.667cm" svg:y="2.524cm">
          <text:p text:style-name="P1"><text:span text:style-name="T1">Config.c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8" draw:id="id18" draw:layer="layout" svg:width="2.54cm" svg:height="0.762cm" svg:x="7.731cm" svg:y="2.524cm">
          <text:p text:style-name="P1"><text:span text:style-name="T2">Config.c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9" draw:id="id19" draw:layer="layout" svg:width="2.54cm" svg:height="0.762cm" svg:x="11.541cm" svg:y="2.524cm">
          <text:p text:style-name="P1"><text:span text:style-name="T2">Config.cmak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001cm" svg:height="0.381cm" svg:x="6.334cm" svg:y="1.381cm">
          <text:p/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5.191cm" svg:y1="3.286cm" svg:x2="5.127cm" svg:y2="3.667cm" draw:start-shape="id17" draw:start-glue-point="2" draw:end-shape="id5" draw:end-glue-point="0" svg:d="M5191 3286l-64 381" svg:viewBox="0 0 65 382">
          <text:p/>
        </draw:connector>
        <draw:connector draw:style-name="gr8" draw:text-style-name="P7" draw:layer="layout" draw:type="line" svg:x1="9.001cm" svg:y1="3.286cm" svg:x2="9.001cm" svg:y2="3.667cm" draw:start-shape="id18" draw:start-glue-point="2" draw:end-shape="id6" svg:d="M9001 3286v381" svg:viewBox="0 0 1 382">
          <text:p/>
        </draw:connector>
        <draw:connector draw:style-name="gr8" draw:text-style-name="P7" draw:layer="layout" draw:type="line" svg:x1="12.811cm" svg:y1="3.286cm" svg:x2="12.811cm" svg:y2="3.667cm" draw:start-shape="id19" draw:start-glue-point="2" draw:end-shape="id7" svg:d="M12811 3286v381" svg:viewBox="0 0 1 382">
          <text:p/>
        </draw:connector>
        <draw:custom-shape draw:style-name="gr2" draw:text-style-name="P2" xml:id="id20" draw:id="id20" draw:layer="layout" svg:width="2.54cm" svg:height="0.762cm" svg:x="12.684cm" svg:y="9.128cm">
          <text:p text:style-name="P1"><text:span text:style-name="T1">Config.xml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2.684cm" svg:y1="9.509cm" svg:x2="11.033cm" svg:y2="9.445cm" draw:start-shape="id20" draw:start-glue-point="3" draw:end-shape="id11" svg:d="M12684 9509l-1651-64" svg:viewBox="0 0 1652 65">
          <text:p/>
        </draw:connector>
        <draw:custom-shape draw:style-name="gr2" draw:text-style-name="P2" xml:id="id10" draw:id="id10" draw:layer="layout" svg:width="2.54cm" svg:height="0.762cm" svg:x="11.668cm" svg:y="6.461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2.938cm" svg:y1="5.826cm" svg:x2="12.938cm" svg:y2="6.461cm" draw:start-shape="id4" draw:start-glue-point="2" draw:end-shape="id10" draw:end-glue-point="0" svg:d="M12938 5826v635" svg:viewBox="0 0 1 636">
          <text:p/>
        </draw:connector>
        <draw:custom-shape draw:style-name="gr2" draw:text-style-name="P2" xml:id="id9" draw:id="id9" draw:layer="layout" svg:width="2.54cm" svg:height="0.762cm" svg:x="7.858cm" svg:y="6.461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54cm" svg:height="0.762cm" svg:x="3.921cm" svg:y="6.461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9.128cm" svg:y1="7.223cm" svg:x2="9.128cm" svg:y2="8.874cm" draw:start-shape="id9" draw:start-glue-point="2" draw:end-shape="id11" svg:d="M9128 7223v1651" svg:viewBox="0 0 1 1652">
          <text:p/>
        </draw:connector>
        <draw:connector draw:style-name="gr8" draw:text-style-name="P4" draw:layer="layout" draw:type="line" svg:x1="5.191cm" svg:y1="7.223cm" svg:x2="9.128cm" svg:y2="8.874cm" draw:start-shape="id8" draw:start-glue-point="2" draw:end-shape="id11" draw:end-glue-point="0" svg:d="M5191 7223l3937 1651" svg:viewBox="0 0 3938 1652">
          <text:p/>
        </draw:connector>
        <draw:custom-shape draw:style-name="gr2" draw:text-style-name="P2" xml:id="id21" draw:id="id21" draw:layer="layout" svg:width="2.54cm" svg:height="0.762cm" svg:x="0.873cm" svg:y="6.461cm">
          <text:p text:style-name="P1"><text:span text:style-name="T1">Warn – Off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2.143cm" svg:y1="7.223cm" svg:x2="5.191cm" svg:y2="5.064cm" draw:start-shape="id21" draw:start-glue-point="2" draw:end-shape="id2" draw:end-glue-point="0" svg:d="M2143 7223v501h-1771v-3161h4819v501" svg:viewBox="0 0 4820 31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20:27:38.886697258</meta:creation-date>
    <dc:date>2020-10-18T23:54:21.441159194</dc:date>
    <meta:editing-duration>PT3H17M38S</meta:editing-duration>
    <meta:editing-cycles>20</meta:editing-cycles>
    <meta:generator>LibreOffice/6.0.7.3$Linux_X86_64 LibreOffice_project/00m0$Build-3</meta:generator>
    <meta:document-statistic meta:object-count="46"/>
  </office:meta>
</office:document-meta>
</file>